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VersionLis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Versions/Version1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6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ca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en</text:p>
          </table:table-cell>
          <table:table-cell office:value-type="string">
            <text:p>fr_fr</text:p>
          </table:table-cell>
        </table:table-row>
        <table:table-row table:style-name="ro1">
          <table:table-cell office:value-type="string">
            <text:p>FINANCIAL_KAPITAL</text:p>
          </table:table-cell>
          <table:table-cell office:value-type="string">
            <text:p>Financial Capital</text:p>
          </table:table-cell>
          <table:table-cell office:value-type="string">
            <text:p>Capital Financier</text:p>
          </table:table-cell>
        </table:table-row>
        <table:table-row table:style-name="ro1">
          <table:table-cell office:value-type="string">
            <text:p>SOCIAL_KAPITAL</text:p>
          </table:table-cell>
          <table:table-cell office:value-type="string">
            <text:p>Social Capital</text:p>
          </table:table-cell>
          <table:table-cell office:value-type="string">
            <text:p>Capital Social</text:p>
          </table:table-cell>
        </table:table-row>
        <table:table-row table:style-name="ro1">
          <table:table-cell office:value-type="string">
            <text:p>CULTURAL_KAPITAL</text:p>
          </table:table-cell>
          <table:table-cell office:value-type="string">
            <text:p>Cultural Capital</text:p>
          </table:table-cell>
          <table:table-cell office:value-type="string">
            <text:p>Capital Culturel</text:p>
          </table:table-cell>
        </table:table-row>
        <table:table-row table:style-name="ro2">
          <table:table-cell office:value-type="string">
            <text:p>SYMBOLIC_KAPITAL</text:p>
          </table:table-cell>
          <table:table-cell office:value-type="string">
            <text:p>Symbolic Capital</text:p>
          </table:table-cell>
          <table:table-cell office:value-type="string">
            <text:p>Capital Symbolique</text:p>
          </table:table-cell>
        </table:table-row>
        <table:table-row table:style-name="ro2">
          <table:table-cell office:value-type="string">
            <text:p>LANGUAGE</text:p>
          </table:table-cell>
          <table:table-cell office:value-type="string">
            <text:p>Language</text:p>
          </table:table-cell>
          <table:table-cell office:value-type="string">
            <text:p>Langage</text:p>
          </table:table-cell>
        </table:table-row>
        <table:table-row table:style-name="ro2">
          <table:table-cell office:value-type="string">
            <text:p>LANG_EN</text:p>
          </table:table-cell>
          <table:table-cell office:value-type="string">
            <text:p>English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string">
            <text:p>LANG_FR</text:p>
          </table:table-cell>
          <table:table-cell office:value-type="string">
            <text:p>French</text:p>
          </table:table-cell>
          <table:table-cell office:value-type="string">
            <text:p>Françai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2">22/03/2025</text:date>, <text:time>12:1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5-03-22T12:15:41.87</dc:date>
    <dc:creator>Elie Bele</dc:creator>
    <meta:editing-duration>PT1H10M35S</meta:editing-duration>
    <meta:editing-cycles>5</meta:editing-cycles>
    <meta:document-statistic meta:table-count="1" meta:cell-count="24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creation" VL:creator="Elie Bele" dc:date-time="2025-03-22T11:06:04"/>
</VL:version-list>
</file>